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Ant.setAntfile( String an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setOutpu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getBuild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Ant.addDirset( Dir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setInheritall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setVerbose( boolean 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setBuildpath( Path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setInheritref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handle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Ant.addReference( Ant .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execute( File file , File director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ubAnt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createBuildpath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createBuil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handleError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Ant.handle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Ant.handle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Ant.execute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ubAnt.setBuild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handleError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Ant.copyProperty( Property to , Property fro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ubAnt.addPropertyset( PropertySet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setGenericAntfile( File a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addConfiguredTarget( TargetElement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Ant.createAntTask( File dire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ubAnt.addProperty( Property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Ant.addFilelist( File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